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1.56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a468" officeooo:paragraph-rsid="0004a468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fo:font-size="16pt" officeooo:rsid="0004a468" officeooo:paragraph-rsid="0004a468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cket Problèm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roblème rencontré ou question sans </text:p>
            <text:p text:style-name="P1">réponse (description synthétique)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Date d’identification du problème ou de la question sans solution</text:p>
          </table:table-cell>
          <table:table-cell table:style-name="Table1.B6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ersonne ayant identifié le problème</text:p>
          </table:table-cell>
          <table:table-cell table:style-name="Table1.B6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ommentaires</text:p>
          </table:table-cell>
          <table:table-cell table:style-name="Table1.B6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Date à laquelle le problème doit être résolu</text:p>
          </table:table-cell>
          <table:table-cell table:style-name="Table1.B6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ersonne en charge de la résolution du problème</text:p>
          </table:table-cell>
          <table:table-cell table:style-name="Table1.B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52:49.276781239</meta:creation-date>
    <dc:date>2020-09-30T16:04:41.278268649</dc:date>
    <meta:editing-duration>PT1M41S</meta:editing-duration>
    <meta:editing-cycles>1</meta:editing-cycles>
    <meta:document-statistic meta:table-count="1" meta:image-count="0" meta:object-count="0" meta:page-count="1" meta:paragraph-count="8" meta:word-count="42" meta:character-count="288" meta:non-whitespace-character-count="253"/>
    <meta:generator>LibreOffice/6.4.5.2$Linux_X86_64 LibreOffice_project/40$Build-2</meta:generator>
  </office:meta>
</office:document-meta>
</file>